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80000018642DB94D5B502BB94.png" manifest:media-type="image/png"/>
  <manifest:file-entry manifest:full-path="Pictures/1000B18C00003423000028488A791A62693C8729.svg" manifest:media-type="image/svg+xml"/>
  <manifest:file-entry manifest:full-path="Pictures/10001DEC000005EF00000481B8953B88B0E7009E.svg" manifest:media-type="image/svg+xml"/>
  <manifest:file-entry manifest:full-path="Pictures/10000201000000390000002C1F001E4D97653DE9.png" manifest:media-type="image/png"/>
  <manifest:file-entry manifest:full-path="Pictures/100034D7000008D800000648BF97BECB94229F2F.svg" manifest:media-type="image/svg+xml"/>
  <manifest:file-entry manifest:full-path="Pictures/10000201000000560000003D8FF17064666275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0066cc" draw:textarea-horizontal-align="justify" draw:textarea-vertical-align="middle" draw:auto-grow-height="false" fo:min-height="0.251cm" fo:min-width="1.876cm" fo:wrap-option="no-wrap"/>
    </style:style>
    <style:style style:name="gr4" style:family="graphic" style:parent-style-name="objectwithoutfill">
      <style:graphic-properties svg:stroke-width="0.035cm" svg:stroke-color="#cc0000" draw:marker-start="Rounded_20_short_20_Arrow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cc0000" draw:marker-start="Rounded_20_short_20_Arrow" draw:marker-start-width="0.252cm" draw:marker-end="Rounded_20_short_20_Arrow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-color="#cc0000" draw:textarea-horizontal-align="justify" draw:textarea-vertical-align="middle" draw:auto-grow-height="false" fo:min-height="0.626cm" fo:min-width="1.876cm" fo:wrap-option="no-wrap"/>
    </style:style>
    <style:style style:name="gr7" style:family="graphic" style:parent-style-name="standard">
      <style:graphic-properties draw:stroke="none" draw:fill-color="#339999" draw:textarea-horizontal-align="justify" draw:textarea-vertical-align="middle" draw:auto-grow-height="false" fo:min-height="0.126cm" fo:min-width="1.7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66cc"/>
      <style:paragraph-properties fo:text-align="center"/>
      <style:text-properties fo:color="#ffffff" style:font-name="Hack1"/>
    </style:style>
    <style:style style:name="P4" style:family="paragraph">
      <loext:graphic-properties draw:fill-color="#cc0000"/>
      <style:paragraph-properties fo:text-align="center"/>
      <style:text-properties fo:color="#ffffff" style:font-name="Hack1"/>
    </style:style>
    <style:style style:name="P5" style:family="paragraph">
      <loext:graphic-properties draw:fill-color="#339999"/>
      <style:paragraph-properties fo:text-align="center"/>
      <style:text-properties fo:color="#ffffff" style:font-name="Hack1" fo:font-size="12pt" fo:font-style="normal" fo:font-weight="bold" style:font-size-asian="12pt" style:font-weight-asian="bold" style:font-size-complex="12pt" style:font-weight-complex="bold"/>
    </style:style>
    <style:style style:name="T1" style:family="text">
      <style:text-properties fo:color="#ffffff" style:font-name="Hack1" fo:font-size="10pt" style:font-size-asian="10pt" style:font-size-complex="10pt"/>
    </style:style>
    <style:style style:name="T2" style:family="text">
      <style:text-properties fo:color="#ffffff" style:font-name="Hack1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8cm" svg:y1="4.351cm" svg:x2="7.8cm" svg:y2="5.075cm">
          <text:p/>
        </draw:line>
        <draw:line draw:style-name="gr1" draw:text-style-name="P1" draw:layer="layout" svg:x1="1cm" svg:y1="4.351cm" svg:x2="1cm" svg:y2="5.075cm">
          <text:p/>
        </draw:line>
        <draw:line draw:style-name="gr1" draw:text-style-name="P1" draw:layer="layout" svg:x1="7.35cm" svg:y1="3.925cm" svg:x2="1.25cm" svg:y2="0.825cm">
          <text:p/>
        </draw:line>
        <draw:line draw:style-name="gr1" draw:text-style-name="P1" draw:layer="layout" svg:x1="1.25cm" svg:y1="3.825cm" svg:x2="7.25cm" svg:y2="0.825cm">
          <text:p/>
        </draw:line>
        <draw:line draw:style-name="gr1" draw:text-style-name="P1" draw:layer="layout" svg:x1="1.5cm" svg:y1="0.7cm" svg:x2="7.125cm" svg:y2="0.7cm">
          <text:p/>
        </draw:line>
        <draw:frame draw:style-name="gr2" draw:text-style-name="P1" draw:layer="layout" svg:width="1.2cm" svg:height="0.91cm" svg:x="0.5cm" svg:y="0.2cm">
          <draw:image xlink:href="Pictures/10001DEC000005EF00000481B8953B88B0E7009E.svg" xlink:type="simple" xlink:show="embed" xlink:actuate="onLoad">
            <text:p/>
          </draw:image>
          <draw:image xlink:href="Pictures/10000201000000390000002C1F001E4D97653DE9.png" xlink:type="simple" xlink:show="embed" xlink:actuate="onLoad"/>
        </draw:frame>
        <draw:line draw:style-name="gr1" draw:text-style-name="P1" draw:layer="layout" svg:x1="1cm" svg:y1="0.95cm" svg:x2="1cm" svg:y2="3.825cm">
          <text:p/>
        </draw:line>
        <draw:frame draw:style-name="gr2" draw:text-style-name="P1" draw:layer="layout" svg:width="1.2cm" svg:height="0.91cm" svg:x="0.5cm" svg:y="3.7cm">
          <draw:image xlink:href="Pictures/10001DEC000005EF00000481B8953B88B0E7009E.svg" xlink:type="simple" xlink:show="embed" xlink:actuate="onLoad">
            <text:p/>
          </draw:image>
          <draw:image xlink:href="Pictures/10000201000000390000002C1F001E4D97653DE9.png" xlink:type="simple" xlink:show="embed" xlink:actuate="onLoad"/>
        </draw:frame>
        <draw:line draw:style-name="gr1" draw:text-style-name="P1" draw:layer="layout" svg:x1="7.5cm" svg:y1="0.951cm" svg:x2="7.5cm" svg:y2="3.826cm">
          <text:p/>
        </draw:line>
        <draw:frame draw:style-name="gr2" draw:text-style-name="P1" draw:layer="layout" svg:width="1.2cm" svg:height="0.91cm" svg:x="7cm" svg:y="3.7cm">
          <draw:image xlink:href="Pictures/10001DEC000005EF00000481B8953B88B0E7009E.svg" xlink:type="simple" xlink:show="embed" xlink:actuate="onLoad">
            <text:p/>
          </draw:image>
          <draw:image xlink:href="Pictures/10000201000000390000002C1F001E4D97653DE9.png" xlink:type="simple" xlink:show="embed" xlink:actuate="onLoad"/>
        </draw:frame>
        <draw:frame draw:style-name="gr2" draw:text-style-name="P1" draw:layer="layout" svg:width="1.2cm" svg:height="0.91cm" svg:x="7cm" svg:y="0.2cm">
          <draw:image xlink:href="Pictures/10001DEC000005EF00000481B8953B88B0E7009E.svg" xlink:type="simple" xlink:show="embed" xlink:actuate="onLoad">
            <text:p/>
          </draw:image>
          <draw:image xlink:href="Pictures/10000201000000390000002C1F001E4D97653DE9.png" xlink:type="simple" xlink:show="embed" xlink:actuate="onLoad"/>
        </draw:frame>
        <draw:custom-shape draw:style-name="gr3" draw:text-style-name="P3" draw:layer="layout" svg:width="2.375cm" svg:height="0.5cm" svg:x="7.75cm" svg:y="1.075cm">
          <text:p text:style-name="P2"><text:span text:style-name="T1">commutateur</text:span></text:p>
          <draw:enhanced-geometry svg:viewBox="0 0 21600 21600" draw:glue-points="10800 0 0 10800 10800 21600 21600 10800 ?f40 ?f41" draw:text-areas="0 0 21600 21600" draw:type="rectangular-callout" draw:modifiers="2072.72727272727 -10907.78443113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.25cm" svg:y1="4.825cm" svg:x2="1.275cm" svg:y2="3.075cm">
          <text:p/>
        </draw:line>
        <draw:frame draw:style-name="gr2" draw:text-style-name="P1" draw:layer="layout" svg:width="1.8cm" svg:height="1.28cm" svg:x="0.2cm" svg:y="5.045cm">
          <draw:image xlink:href="Pictures/100034D7000008D800000648BF97BECB94229F2F.svg" xlink:type="simple" xlink:show="embed" xlink:actuate="onLoad">
            <text:p/>
          </draw:image>
          <draw:image xlink:href="Pictures/10000201000000560000003D8FF17064666275D1.png" xlink:type="simple" xlink:show="embed" xlink:actuate="onLoad"/>
        </draw:frame>
        <draw:frame draw:style-name="gr2" draw:text-style-name="P1" draw:layer="layout" svg:width="1.8cm" svg:height="1.39cm" svg:x="6.825cm" svg:y="4.95cm">
          <draw:image xlink:href="Pictures/1000B18C00003423000028488A791A62693C8729.svg" xlink:type="simple" xlink:show="embed" xlink:actuate="onLoad">
            <text:p/>
          </draw:image>
          <draw:image xlink:href="Pictures/10000201000001F80000018642DB94D5B502BB94.png" xlink:type="simple" xlink:show="embed" xlink:actuate="onLoad"/>
        </draw:frame>
        <draw:path draw:style-name="gr5" draw:text-style-name="P1" draw:layer="layout" svg:width="0.428cm" svg:height="1.124cm" draw:transform="rotate (1.5707963267949) translate (0.875cm 1.129cm)" svg:viewBox="0 0 429 1125" svg:d="M125 0c750 0-125 1125-125 1125">
          <text:p/>
        </draw:path>
        <draw:path draw:style-name="gr5" draw:text-style-name="P1" draw:layer="layout" svg:width="1.844cm" svg:height="0.614cm" draw:transform="rotate (-0.463733982254894) translate (6.24700001144529cm 3.44999997711437cm)" svg:viewBox="0 0 1845 615" svg:d="M0 0c1677 0 1845 615 1845 615">
          <text:p/>
        </draw:path>
        <draw:custom-shape draw:style-name="gr6" draw:text-style-name="P4" draw:layer="layout" svg:width="2.375cm" svg:height="0.875cm" svg:x="2.125cm" svg:y="3.7cm">
          <text:p text:style-name="P2"><text:span text:style-name="T1">Circuit</text:span></text:p>
          <text:p text:style-name="P2"><text:span text:style-name="T1">full-duplex</text:span></text:p>
          <draw:enhanced-geometry svg:viewBox="0 0 21600 21600" draw:glue-points="10800 0 0 10800 10800 21600 21600 10800 ?f40 ?f41" draw:text-areas="0 0 21600 21600" draw:type="rectangular-callout" draw:modifiers="-7481.81818181818 -295.890410958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2.25cm" svg:height="0.375cm" draw:transform="rotate (1.5707963267949) translate (0.375cm 4.9cm)">
          <text:p text:style-name="P2"><text:span text:style-name="T2">P3/P2/P1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2.25cm" svg:height="0.375cm" draw:transform="rotate (-0.475078622392857) translate (2.749cm 1.075cm)">
          <text:p text:style-name="P2"><text:span text:style-name="T2">P3/P2/P1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2.25cm" svg:height="0.375cm" draw:transform="rotate (-1.56364047686172) translate (8.366cm 2.949cm)">
          <text:p text:style-name="P2"><text:span text:style-name="T2">P3/P2/P1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7-02-15T08:58:23.886325538</meta:creation-date>
    <dc:date>2017-02-22T18:42:00.544247257</dc:date>
    <dc:creator>Philippe Latu</dc:creator>
    <meta:editing-duration>PT27M33S</meta:editing-duration>
    <meta:editing-cycles>3</meta:editing-cycles>
    <meta:generator>LibreOffice/5.2.5.1$Linux_X86_64 LibreOffice_project/20m0$Build-1</meta:generator>
    <meta:document-statistic meta:object-count="21"/>
  </office:meta>
</office:document-meta>
</file>